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style:font-name="Arial" fo:font-size="12pt" officeooo:paragraph-rsid="000426dd" style:font-size-asian="12pt" style:font-size-complex="12pt"/>
    </style:style>
    <style:style style:name="P2" style:family="paragraph" style:parent-style-name="Text_20_body">
      <style:text-properties fo:color="#000000" loext:opacity="100%" style:font-name="Arial" fo:font-size="12pt" officeooo:rsid="000426dd" officeooo:paragraph-rsid="000426dd" style:font-size-asian="12pt" style:font-size-complex="12pt"/>
    </style:style>
    <style:style style:name="P3" style:family="paragraph" style:parent-style-name="Text_20_body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Arial" fo:font-size="12pt" style:font-size-asian="12pt" style:font-size-complex="12pt"/>
    </style:style>
    <style:style style:name="T1" style:family="text">
      <style:text-properties officeooo:rsid="000426dd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Arial" fo:font-size="12pt" officeooo:rsid="000426dd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: Nilton Dionisio Guerra <text:tab/><text:tab/> RA: </text:span><text:span text:style-name="T2">1131392213031</text:span> </text:p>
      <text:p text:style-name="P2"/>
      <text:p text:style-name="P2">Resumo do vídeo 01(palestra da AWS)</text:p>
      <text:p text:style-name="P2"/>
      <text:p text:style-name="P3"><text:tab/>Este módulo explora a evolução das cidades inteligentes e as estratégias de dados necessárias para suportar essa transformação. As cidades estão se tornando mais inteligentes, melhorando a vida das pessoas através de uma maior utilização de dados para gestão e tomada de decisões, integração de dispositivos conectados (IoT) para otimizar serviços e coleta de informações territoriais, climáticas e demográficas.</text:p>
      <text:p text:style-name="P3"><text:tab/>As projeções indicam que haverá um aumento de 10 vezes na quantidade de dados até 2030. Entre as principais tendências, destacam-se a cibersegurança, com um aumento da consciência sobre privacidade; a aplicação da inteligência artificial para atender às necessidades urbanas; e a criação de novos ecossistemas colaborativos. No entanto, desafios a serem enfrentados incluem a diversidade de perfis de cidades, a necessidade de padronização e governança de dados, a escassez de mão de obra qualificada e o potencial para gerar insights a partir de dados existentes.</text:p>
      <text:p text:style-name="Text_20_body"><text:span text:style-name="T3"><text:tab/>O conceito de </text:span><text:span text:style-name="Strong_20_Emphasis"><text:span text:style-name="T3">Data Lake</text:span></text:span><text:span text:style-name="T3"> é central para a estratégia de dados, permitindo o armazenamento de dados estruturados e não estruturados. Ferramentas específicas são disponibilizadas para várias etapas, como visualização e aprendizado de máquina, com opções como AWS Data Exchange e Amazon SageMaker; analytics, com Amazon Redshift e AWS Glue; infraestrutura e governança, com Amazon S3 Glacier e AWS Lake Formation; e ingestão de dados, utilizando AWS DMS e Amazon Kinesis.</text:span></text:p>
      <text:p text:style-name="P3"><text:tab/>A construção de um Data Lake requer a definição da interface de consumo, estratégias de segurança e ingestão de dados, além do desenvolvimento de um catálogo para exposição e pesquisa de dados. Por fim, a validação dos dados é crucial para garantir a disponibilidade e a performance das aplicações. Métodos para isso incluem o uso de logs para identificar erros, a definição de métricas para estabelecer comportamentos esperados e a rastreabilidade para localizar falhas no sistema.</text:p>
      <text:p text:style-name="P3"><text:tab/>Assim, o módulo destaca a importância de um pensamento data-driven para capturar e utilizar dados, visando melhorias contínuas nas cidades inteligentes.</text:p>
      <text:p text:style-name="P4"/>
      <text:p text:style-name="P4"/>
      <text:p text:style-name="P4"/>
      <text:p text:style-name="Text_20_body"><text:span text:style-name="T4">Re</text:span><text:span text:style-name="T3">sumo do vídeo 02</text:span></text:p>
      <text:p text:style-name="Text_20_body"><text:span text:style-name="T3"/></text:p>
      <text:p text:style-name="Text_20_body"><text:span text:style-name="T3"><text:tab/>Na primeira apresentação, sobre a </text:span><text:span text:style-name="Strong_20_Emphasis"><text:span text:style-name="T3">história da computação em nuvem</text:span></text:span><text:span text:style-name="T3">, destaca-se que o conceito começou nos anos 1960, quando John McCarthy introduziu a ideia de </text:span><text:span text:style-name="Strong_20_Emphasis"><text:span text:style-name="T3">timesharing</text:span></text:span><text:span text:style-name="T3"> em mainframes, permitindo que computadores estivessem conectados em diferentes locais. A Amazon foi pioneira ao transformar a computação em nuvem em um negócio em 1997. Até 2013, os gastos com cloud já haviam atingido 78 bilhões de euros, e a estimativa global para 2022 foi de 354,6 bilhões de dólares, com o Brasil </text:span><text:soft-page-break/><text:span text:style-name="T3">representando 3,02 bilhões em 2020. Embora a computação em nuvem ofereça uma implantação inicial mais barata, os custos a longo prazo podem superar os de servidores </text:span><text:span text:style-name="Strong_20_Emphasis"><text:span text:style-name="T3">On Premise</text:span></text:span><text:span text:style-name="T3">, que tendem a ser mais econômicos. Em termos de segurança, a nuvem nem sempre está em conformidade com a </text:span><text:span text:style-name="Strong_20_Emphasis"><text:span text:style-name="T3">LGPD</text:span></text:span><text:span text:style-name="T3"> (Lei Geral de Proteção de Dados). Além disso, ela não é ambientalmente neutra, pois gera impacto ecológico, o que pode ser verificado por ferramentas como o Cloud Carbon Footprint. No futuro, especula-se sobre a possibilidade de conectar o cérebro humano diretamente à nuvem, o que seria um grande avanço na evolução tecnológica.</text:span></text:p>
      <text:p text:style-name="Text_20_body"><text:span text:style-name="T3"><text:tab/>A segunda apresentação trata de </text:span><text:span text:style-name="Strong_20_Emphasis"><text:span text:style-name="T3">políticas públicas urbanas</text:span></text:span><text:span text:style-name="T3"> e destaca que, na maioria das vezes, elas são elaboradas sem base científica ou utilizando tecnologias obsoletas do século XX. Um dos projetos mais relevantes no Brasil é o </text:span><text:span text:style-name="Strong_20_Emphasis"><text:span text:style-name="T3">INCT InterSCity</text:span></text:span><text:span text:style-name="T3">, que visa o desenvolvimento de softwares para cidades inteligentes, com foco em beneficiar a população de baixa renda e países em desenvolvimento. Com a participação de cerca de 100 pesquisadores e estudantes, o projeto tem como foco principal as pessoas, tratando a tecnologia como um meio, e não como um fim. Entre os projetos desenvolvidos estão a </text:span><text:span text:style-name="Strong_20_Emphasis"><text:span text:style-name="T3">Plataforma InterScity</text:span></text:span><text:span text:style-name="T3">, que serve como base para comunicação entre diferentes bases de dados de cidades, e o </text:span><text:span text:style-name="Strong_20_Emphasis"><text:span text:style-name="T3">Health Dashboard</text:span></text:span><text:span text:style-name="T3">, que usa dados do SUS para mapear o acesso à saúde e identificar concentrações de doenças como HIV e Dengue. Outros projetos incluem o </text:span><text:span text:style-name="Strong_20_Emphasis"><text:span text:style-name="T3">Ranking de acessibilidade</text:span></text:span><text:span text:style-name="T3">, que avalia a acessibilidade de locais, e a </text:span><text:span text:style-name="Strong_20_Emphasis"><text:span text:style-name="T3">Startup Scipopulis</text:span></text:span><text:span text:style-name="T3">, que oferece um aplicativo para monitorar a posição de ônibus e melhorar a experiência dos usuários. Há também o projeto </text:span><text:span text:style-name="Strong_20_Emphasis"><text:span text:style-name="T3">BikeScience</text:span></text:span><text:span text:style-name="T3">, que analisa o uso de bicicletas nas cidades para auxiliar na criação de ciclovia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4:52:13.048000000</meta:creation-date>
    <dc:date>2024-10-17T20:09:15.211000000</dc:date>
    <meta:editing-duration>PT4H11M40S</meta:editing-duration>
    <meta:editing-cycles>4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10" meta:word-count="695" meta:character-count="4454" meta:non-whitespace-character-count="3758"/>
  </office:meta>
</office:document-meta>
</file>